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ErrorFileNotFound</text:p>
      <text:p text:style-name="P11">mycompany_name = LABDP</text:p>
      <text:p text:style-name="P11">mycompany_address = </text:p>
      <text:p text:style-name="P11">mycompany_zip = </text:p>
      <text:p text:style-name="P11">mycompany_town = </text:p>
      <text:p text:style-name="P11">mycompany_country = France</text:p>
      <text:p text:style-name="P11">mycompany_phone = </text:p>
      <text:p text:style-name="P11">mycompany_fax = </text:p>
      <text:p text:style-name="P11">mycompany_email = </text:p>
      <text:p text:style-name="P11">mycompany_web = </text:p>
      <text:p text:style-name="P11">mycompany_barcode = </text:p>
      <text:p text:style-name="P11">mycompany_capital= </text:p>
      <text:p text:style-name="P11">mycompany_juridicalstatus= </text:p>
      <text:p text:style-name="P11">mycompany_idprof1 = </text:p>
      <text:p text:style-name="P11">mycompany_idprof2 = </text:p>
      <text:p text:style-name="P11">mycompany_idprof3 = </text:p>
      <text:p text:style-name="P11">mycompany_idprof4 = </text:p>
      <text:p text:style-name="P11">mycompany_vatnumber = </text:p>
      <text:p text:style-name="P11">mycompany_note = 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Hotel</text:p>
      <text:p text:style-name="P11">company_address = </text:p>
      <text:p text:style-name="P11">company_zip = </text:p>
      <text:p text:style-name="P11">company_town = </text:p>
      <text:p text:style-name="P11">company_country = France</text:p>
      <text:p text:style-name="P11">company_phone = </text:p>
      <text:p text:style-name="P11">company_fax = </text:p>
      <text:p text:style-name="P11">company_email = </text:p>
      <text:p text:style-name="P11">company_web = </text:p>
      <text:p text:style-name="P11">company_barcode = </text:p>
      <text:p text:style-name="P11">company_customercode = </text:p>
      <text:p text:style-name="P11">company_suppliercode = </text:p>
      <text:p text:style-name="P11">company_capital = 0</text:p>
      <text:p text:style-name="P11">company_juridicalstatus = </text:p>
      <text:p text:style-name="P11">company_idprof1 = </text:p>
      <text:p text:style-name="P11">company_idprof2 = </text:p>
      <text:p text:style-name="P11">company_idprof3 = </text:p>
      <text:p text:style-name="P11">company_idprof4 = </text:p>
      <text:p text:style-name="P11">company_vatnumber = </text:p>
      <text:p text:style-name="P22">company_note = </text:p>
      <text:p text:style-name="P22">…</text:p>
      <text:p text:style-name="P32"/>
      <text:p text:style-name="P25">User information:</text:p>
      <text:p text:style-name="P28">myuser_lastname = admin</text:p>
      <text:p text:style-name="P28">myuser_firstname = admin</text:p>
      <text:p text:style-name="P28">myuser_login = adminbdp</text:p>
      <text:p text:style-name="P28">myuser_email = 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1</text:span></text:p>
      <text:p text:style-name="P12"><text:span text:style-name="T1">object</text:span>_<text:span text:style-name="T1">ref</text:span> = <text:span text:style-name="T2">FA1110-0001</text:span></text:p>
      <text:p text:style-name="P13">object_source_invoice_ref = </text:p>
      <text:p text:style-name="P12"><text:span text:style-name="T1">object</text:span>_<text:span text:style-name="T1">ref_customer</text:span> = <text:span text:style-name="T2"/></text:p>
      <text:p text:style-name="P14"><text:span text:style-name="T1">object</text:span>_<text:span text:style-name="T1">ref_supplier</text:span> = <text:span text:style-name="T2"/></text:p>
      <text:p text:style-name="P12"><text:span text:style-name="T1">object</text:span>_<text:span text:style-name="T1">date</text:span> = <text:span text:style-name="T2">09/10/2011</text:span></text:p>
      <text:p text:style-name="P13">object_date_limit = 09/10/2011 00:00 </text:p>
      <text:p text:style-name="P15"><text:span text:style-name="T1">object</text:span>_<text:span text:style-name="T1">date_creation</text:span> = <text:span text:style-name="T3">09/10/2011</text:span></text:p>
      <text:p text:style-name="P12"><text:span text:style-name="T1">object</text:span>_<text:span text:style-name="T1">date_validation</text:span> = <text:span text:style-name="T3"/></text:p>
      <text:p text:style-name="P12"><text:span text:style-name="T1">object</text:span>_<text:span text:style-name="T1">total_ht</text:span> = <text:span text:style-name="T3">40,00</text:span></text:p>
      <text:p text:style-name="P12"><text:span text:style-name="T1">object</text:span>_<text:span text:style-name="T1">total_vat</text:span> = <text:span text:style-name="T3">7,84</text:span></text:p>
      <text:p text:style-name="P12"><text:span text:style-name="T1">object</text:span>_<text:span text:style-name="T1">total_ttc</text:span> = <text:span text:style-name="T3">47,84</text:span></text:p>
      <text:p text:style-name="P12"><text:span text:style-name="T1">object</text:span>_<text:span text:style-name="T1">vatrate</text:span> = <text:span text:style-name="T3">0</text:span></text:p>
      <text:p text:style-name="P13">object_payment_mode = -</text:p>
      <text:p text:style-name="P13">object_payment_term = A réception</text:p>
      <text:p text:style-name="P12"><text:span text:style-name="T1">object</text:span>_<text:span text:style-name="T1">note_private</text:span> = <text:span text:style-name="T3"/></text:p>
      <text:p text:style-name="P12"><text:span text:style-name="T1">object</text:span>_<text:span text:style-name="T1">note</text:span> = <text:span text:style-name="T3"/></text:p>
      <text:p text:style-name="P16">object_already_payed = 0,00</text:p>
      <text:p text:style-name="P16">object_remain_to_pay = 47,84</text:p>
      <text:p text:style-name="P17">free_text = {free_text}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7">__Description__</text:p>
            </table:table-cell>
            <table:table-cell table:style-name="Tableau1.A1" office:value-type="string">
              <text:p text:style-name="P37">__VatRate__</text:p>
            </table:table-cell>
            <table:table-cell table:style-name="Tableau1.A1" office:value-type="string">
              <text:p text:style-name="P36">__<text:span text:style-name="T4">UP__</text:span></text:p>
            </table:table-cell>
            <table:table-cell table:style-name="Tableau1.A1" office:value-type="string">
              <text:p text:style-name="P36">__<text:span text:style-name="T4">Qty__</text:span></text:p>
            </table:table-cell>
            <table:table-cell table:style-name="Tableau1.A1" office:value-type="string">
              <text:p text:style-name="P36">__<text:span text:style-name="T4">Discount__</text:span></text:p>
            </table:table-cell>
            <table:table-cell table:style-name="Tableau1.F1" office:value-type="string">
              <text:p text:style-name="P36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38"><text:span text:style-name="T6"/><text:span text:style-name="T8">lele</text:span></text:p>
          </table:table-cell>
          <table:table-cell table:style-name="Tableau1.A2" office:value-type="string">
            <text:p text:style-name="P39">19,6%</text:p>
          </table:table-cell>
          <table:table-cell table:style-name="Tableau1.A2" office:value-type="string">
            <text:p text:style-name="P39">40,00</text:p>
          </table:table-cell>
          <table:table-cell table:style-name="Tableau1.A2" office:value-type="string">
            <text:p text:style-name="P39">1</text:p>
          </table:table-cell>
          <table:table-cell table:style-name="Tableau1.A2" office:value-type="string">
            <text:p text:style-name="P40"/>
          </table:table-cell>
          <table:table-cell table:style-name="Tableau1.F2" office:value-type="string">
            <text:p text:style-name="P41">40,00</text:p>
            <text:p text:style-name="P42"/>
          </table:table-cell>
        </table:table-row>
      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